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13b692"/>
    </style:style>
    <style:style style:name="P2" style:family="paragraph" style:parent-style-name="Text_20_body">
      <style:paragraph-properties fo:text-align="center" style:justify-single-word="false"/>
      <style:text-properties officeooo:paragraph-rsid="0013b692"/>
    </style:style>
    <style:style style:name="P3" style:family="paragraph" style:parent-style-name="Text_20_body">
      <style:paragraph-properties fo:text-align="center" style:justify-single-word="false"/>
      <style:text-properties fo:font-size="16pt" officeooo:paragraph-rsid="0013b692" style:font-size-asian="16pt" style:font-size-complex="16pt"/>
    </style:style>
    <style:style style:name="P4" style:family="paragraph" style:parent-style-name="Heading_20_1">
      <style:paragraph-properties fo:text-align="center" style:justify-single-word="false"/>
      <style:text-properties fo:font-size="32pt" officeooo:paragraph-rsid="0013b692" style:font-size-asian="32pt" style:font-size-complex="3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db74"/>
    </style:style>
    <style:style style:name="T3" style:family="text">
      <style:text-properties style:text-underline-style="solid" style:text-underline-width="auto" style:text-underline-color="font-color" officeooo:rsid="001254aa"/>
    </style:style>
    <style:style style:name="T4" style:family="text">
      <style:text-properties style:text-underline-style="solid" style:text-underline-width="auto" style:text-underline-color="font-color" officeooo:rsid="0013b692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style:text-underline-style="solid" style:text-underline-width="auto" style:text-underline-color="font-color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Time of Election</text:span>.</text:h>
      <text:h text:style-name="P1" text:outline-level="2"><text:bookmark text:name="collection_name"/><text:span text:style-name="T1">Texas Election Code</text:span>, <text:span text:style-name="T2">Title 11, </text:span><text:bookmark text:name="number_and_name"/><text:span text:style-name="T1">Sec</text:span><text:span text:style-name="T2">tion</text:span><text:span text:style-name="T1"> 19</text:span><text:span text:style-name="T3">2</text:span><text:span text:style-name="T1">.00</text:span><text:span text:style-name="T4">1</text:span>. </text:h>
      <text:p text:style-name="P2">https://texas.public.law/statutes/tex._election_code_section_191.002</text:p>
      <text:p text:style-name="P2"><text:line-break/></text:p>
      <text:p text:style-name="P2"><text:span text:style-name="T9">Electors</text:span><text:span text:style-name="T8"> for president and <text:line-break/>vice-president of the United States<text:line-break/></text:span><text:span text:style-name="T9">shall be elected</text:span><text:span text:style-name="T8"> <text:line-break/></text:span><text:span text:style-name="T9">at the general election</text:span><text:span text:style-name="T8"> <text:line-break/></text:span><text:span text:style-name="T9">for</text:span><text:span text:style-name="T8"> state and </text:span><text:span text:style-name="T9">county officers</text:span><text:span text:style-name="T6"><text:line-break/></text:span><text:span text:style-name="T5">held in a presidential election year.</text:span></text:p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 Stewart</meta:initial-creator>
    <meta:creation-date>2021-12-20T03:38:59.052390627</meta:creation-date>
    <dc:date>2021-12-22T21:32:55.776895149</dc:date>
    <dc:creator>Charles Stewart</dc:creator>
    <meta:editing-duration>PT24M13S</meta:editing-duration>
    <meta:editing-cycles>5</meta:editing-cycles>
    <meta:generator>LibreOffice/7.2.4.1$Linux_X86_64 LibreOffice_project/27d75539669ac387bb498e35313b970b7fe9c4f9</meta:generator>
    <meta:document-statistic meta:table-count="0" meta:image-count="0" meta:object-count="0" meta:page-count="1" meta:paragraph-count="5" meta:word-count="38" meta:character-count="308" meta:non-whitespace-character-count="269"/>
  </office:meta>
</office:document-meta>
</file>